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4106in" svg:height="5.1232in" svg:x="3.9587in" svg:y="0.252in">
            <draw:object draw:notify-on-update-of-ranges="Sheet1.A1:Sheet1.A1 Sheet1.A2:Sheet1.A47 Sheet1.B1:Sheet1.B1 Sheet1.B2:Sheet1.B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66669329973891" calcext:value-type="float">
            <text:p>2.66669329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3689096503" calcext:value-type="float">
            <text:p>2.0000368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962759099340556" calcext:value-type="float">
            <text:p>9.62759099340556E-00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14110945961345" calcext:value-type="float">
            <text:p>1.4110945961345E-00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413560113798199" calcext:value-type="float">
            <text:p>0.00004135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42897137774" calcext:value-type="float">
            <text:p>2.00042897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79305459654681" calcext:value-type="float">
            <text:p>7.9305459654681E-00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055467713" calcext:value-type="float">
            <text:p>2.00000055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145736930740824" calcext:value-type="float">
            <text:p>0.000145736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247042585164606" calcext:value-type="float">
            <text:p>2.47042585164606E-00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177960985343564" calcext:value-type="float">
            <text:p>0.00017796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101025488461106" calcext:value-type="float">
            <text:p>1.01025488461106E-00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627288165" calcext:value-type="float">
            <text:p>2.00062728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715403538026912" calcext:value-type="float">
            <text:p>7.15403538026912E-00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150009859971409" calcext:value-type="float">
            <text:p>0.00001500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314815913628781" calcext:value-type="float">
            <text:p>3.14815913628781E-00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115255196829941" calcext:value-type="float">
            <text:p>1.15255196829941E-00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255039136534326" calcext:value-type="float">
            <text:p>2.55039136534326E-00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169281593160012" calcext:value-type="float">
            <text:p>1.69281593160012E-00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760994297877131" calcext:value-type="float">
            <text:p>7.60994297877131E-00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286895034484936" calcext:value-type="float">
            <text:p>2.86895034484936E-00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599088141643213" calcext:value-type="float">
            <text:p>5.99088141643213E-00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598156739199994" calcext:value-type="float">
            <text:p>5.98156739199994E-00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14527235307" calcext:value-type="float">
            <text:p>2.000145272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990986076916217" calcext:value-type="float">
            <text:p>9.90986076916217E-00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288096084468549" calcext:value-type="float">
            <text:p>2.88096084468549E-00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459885851632567" calcext:value-type="float">
            <text:p>4.59885851632567E-00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648895272415015" calcext:value-type="float">
            <text:p>0.00000648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0688782252014268" calcext:value-type="float">
            <text:p>6.88782252014268E-00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215949987413665" calcext:value-type="float">
            <text:p>2.15949987413665E-00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215131987962542" calcext:value-type="float">
            <text:p>2.15131987962542E-00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16049912473317" calcext:value-type="float">
            <text:p>0.00000160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583199283347124" calcext:value-type="float">
            <text:p>0.00000583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128151026976531" calcext:value-type="float">
            <text:p>1.28151026976531E-00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232895204827796" calcext:value-type="float">
            <text:p>0.00000232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289704546890525" calcext:value-type="float">
            <text:p>0.00000289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446033466197171" calcext:value-type="float">
            <text:p>4.46033466197171E-00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624577514859471" calcext:value-type="float">
            <text:p>6.24577514859471E-00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287266260795712" calcext:value-type="float">
            <text:p>2.87266260795712E-00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00472669105263547" calcext:value-type="float">
            <text:p>4.72669105263547E-00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555343033088573" calcext:value-type="float">
            <text:p>5.55343033088573E-006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186152567945812" calcext:value-type="float">
            <text:p>1.86152567945812E-00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0179714232575097" calcext:value-type="float">
            <text:p>1.79714232575097E-00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171476940095716" calcext:value-type="float">
            <text:p>1.71476940095716E-006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481427572996858" calcext:value-type="float">
            <text:p>4.81427572996858E-00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98011667276387" calcext:value-type="float">
            <text:p>1.98011667276387E-0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19:11:08.174000000</dc:date>
    <meta:document-statistic meta:table-count="1" meta:cell-count="100" meta:object-count="1"/>
    <meta:generator>LibreOffice/4.1.4.2$Windows_x86 LibreOffice_project/0a0440ccc0227ad9829de5f46be37cfb6edcf7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64cm" svg:height="13.014cm" xlink:href=".." xlink:type="simple" chart:class="chart:line" chart:style-name="ch1">
        <chart:title svg:x="8.284cm" svg:y="0.396cm" chart:style-name="ch2">
          <text:p>Population Size Change</text:p>
        </chart:title>
        <chart:legend chart:legend-position="end" svg:x="18.565cm" svg:y="6.195cm" style:legend-expansion="high" chart:style-name="ch3"/>
        <chart:plot-area chart:style-name="ch4" table:cell-range-address="Sheet1.A1:Sheet1.B47" chart:data-source-has-labels="both" svg:x="1.465cm" svg:y="1.955cm" svg:width="16.246cm" svg:height="9.791cm">
          <chartooo:coordinate-region svg:x="2.933cm" svg:y="2.167cm" svg:width="14.498cm" svg:height="8.482cm"/>
          <chart:axis chart:dimension="x" chart:name="primary-x" chart:style-name="ch5" chartooo:axis-type="auto">
            <chartooo:date-scale/>
            <chart:title svg:x="8.406cm" svg:y="12.007cm" chart:style-name="ch6">
              <text:p>Population Size</text:p>
            </chart:title>
            <chart:categories table:cell-range-address="Sheet1.A2:Sheet1.A47"/>
          </chart:axis>
          <chart:axis chart:dimension="y" chart:name="primary-y" chart:style-name="ch5">
            <chart:title svg:x="0.451cm" svg:y="7.542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47</svg:desc>
                </draw:g>
              </table:table-cell>
              <table:table-cell office:value-type="float" office:value="0">
                <text:p>0</text:p>
                <draw:g>
                  <svg:desc>Sheet1.B2:Sheet1.B47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962759099340556">
                <text:p>0.00009627590993405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14110945961345">
                <text:p>0.00001411094596134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413560113798199">
                <text:p>0.000041356011379819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0079305459654681">
                <text:p>0.000007930545965468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145736930740824">
                <text:p>0.00014573693074082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247042585164606">
                <text:p>0.000024704258516460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177960985343564">
                <text:p>0.0001779609853435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101025488461106">
                <text:p>0.000010102548846110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715403538026912">
                <text:p>0.000071540353802691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150009859971409">
                <text:p>0.000015000985997140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314815913628781">
                <text:p>0.000031481591362878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115255196829941">
                <text:p>0.000011525519682994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255039136534326">
                <text:p>0.000025503913653432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169281593160012">
                <text:p>0.000016928159316001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760994297877131">
                <text:p>0.000076099429787713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286895034484936">
                <text:p>0.000028689503448493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599088141643213">
                <text:p>0.000059908814164321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0598156739199994">
                <text:p>0.0000059815673919999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0990986076916217">
                <text:p>0.0000099098607691621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288096084468549">
                <text:p>0.000028809608446854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0459885851632567">
                <text:p>0.0000045988585163256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0648895272415015">
                <text:p>0.0000064889527241501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00688782252014268">
                <text:p>0.00000068878225201426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0215949987413665">
                <text:p>0.0000021594998741366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0215131987962542">
                <text:p>0.000002151319879625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016049912473317">
                <text:p>0.00000160499124733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0583199283347124">
                <text:p>0.0000058319928334712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0128151026976531">
                <text:p>0.0000012815102697653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0232895204827796">
                <text:p>0.0000023289520482779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289704546890525">
                <text:p>0.0000028970454689052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446033466197171">
                <text:p>0.0000044603346619717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0624577514859471">
                <text:p>0.0000062457751485947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287266260795712">
                <text:p>0.000028726626079571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00472669105263547">
                <text:p>0.00000047266910526354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0555343033088573">
                <text:p>0.0000055534303308857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0186152567945812">
                <text:p>0.0000018615256794581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0179714232575097">
                <text:p>0.0000017971423257509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0171476940095716">
                <text:p>0.0000017147694009571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481427572996858">
                <text:p>0.000004814275729968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198011667276387">
                <text:p>0.00000198011667276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